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9000001F04DAF5ADF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justify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justify"/>
      <style:text-properties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QM News</presentation:footer-decl>
      <presentation:date-time-decl presentation:name="dtd1" presentation:source="fixed">2013-10-01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Certification Review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Questions I</text:p>
          </draw:text-box>
        </draw:frame>
        <draw:frame presentation:style-name="pr4" draw:text-style-name="P3" draw:layer="layout" svg:width="25.199cm" svg:height="13.859cm" svg:x="1.3cm" svg:y="4.914cm" presentation:class="outline" presentation:user-transformed="true">
          <draw:text-box>
            <text:list text:style-name="L2">
              <text:list-item>
                <text:p text:style-name="P2"><text:span text:style-name="T5">1) What is the status of offline DQM for L1T and the automatic data certification? Is the automatic certification for single run used?</text:span></text:p>
                <text:list>
                  <text:list-item>
                    <text:p text:style-name="P2"><text:span text:style-name="T5">Are the plans to improve it (the report summary map is 0.0%)?</text:span></text:p>
                  </text:list-item>
                  <text:list-item>
                    <text:p text:style-name="P2"><text:span text:style-name="T5">The same question is valid for the certification of lumi sections (we see that some information is existing, please see snapshot attached)</text:span><text:span text:style-name="T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Questions 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2"><text:span text:style-name="T5">2) Do you use any tools for the offline data certification in addition to DQM information?</text:span></text:p>
                <text:p text:style-name="P2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Questions III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5">3) What is the current list of data certification experts in your group?</text:span></text:p>
                <text:list>
                  <text:list-item>
                    <text:p text:style-name="P5"><text:span text:style-name="T5">Do they have expertise with RR?</text:span></text:p>
                  </text:list-item>
                  <text:list-item>
                    <text:p text:style-name="P5"><text:span text:style-name="T5">Do you use the local workspace in RR for your detector/POG?</text:span></text:p>
                    <text:list>
                      <text:list-item>
                        <text:p text:style-name="P5"><text:span text:style-name="T5">If so, is all information there up-to-date and could be used in</text:span></text:p>
                      </text:list-item>
                    </text:list>
                  </text:list-item>
                  <text:list-item>
                    <text:p text:style-name="P5"><text:span text:style-name="T5">Synchronization with the global workspace?</text:span></text:p>
                    <text:list>
                      <text:list-item>
                        <text:p text:style-name="P5"><text:span text:style-name="T5">If not, when do you foresee this transition?</text:span></text:p>
                      </text:list-item>
                    </text:list>
                  </text:list-item>
                  <text:list-item>
                    <text:p text:style-name="P5"><text:span text:style-name="T5">Would a group tutorial be helpful to review the functionality of RR?</text:span></text:p>
                  </text:list-item>
                  <text:list-item>
                    <text:p text:style-name="P5"><text:span text:style-name="T5">Do you need example scripts to better access information from RR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Questions IV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4"><text:span text:style-name="T5">4) What are the main reasons for flagging runs as bad (or partially bad)?</text:span></text:p>
                <text:list>
                  <text:list-item>
                    <text:p text:style-name="P5"><text:span text:style-name="T5">If not done yet, could you please provide a list of "causes" in reply to the relevant hypernews message (*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Pela</meta:initial-creator>
    <meta:creation-date>2011-10-05T16:45:47</meta:creation-date>
    <meta:editing-duration>PT23H32M26S</meta:editing-duration>
    <meta:editing-cycles>91</meta:editing-cycles>
    <dc:date>2013-09-30T00:11:58</dc:date>
    <meta:generator>LibreOffice/4.0.2.2$Linux_X86_64 LibreOffice_project/400m0$Build-2</meta:generator>
    <meta:document-statistic meta:object-count="45"/>
  </office:meta>
</office:document-meta>
</file>